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55308d" loext:opacity="100%" fo:font-size="14pt" fo:font-weight="bold" officeooo:rsid="00052992" officeooo:paragraph-rsid="00052992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55308d" loext:opacity="100%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55308d" loext:opacity="100%" fo:font-size="14pt" fo:font-weight="bold" officeooo:rsid="000d839a" officeooo:paragraph-rsid="000d839a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55308d" loext:opacity="100%" fo:font-size="14pt" fo:font-weight="bold" officeooo:rsid="000f8310" officeooo:paragraph-rsid="000f8310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0a3452" officeooo:paragraph-rsid="000a3452"/>
    </style:style>
    <style:style style:name="P7" style:family="paragraph" style:parent-style-name="Standard">
      <style:text-properties officeooo:paragraph-rsid="000a3452"/>
    </style:style>
    <style:style style:name="P8" style:family="paragraph" style:parent-style-name="Standard">
      <style:text-properties officeooo:paragraph-rsid="000abcae"/>
    </style:style>
    <style:style style:name="P9" style:family="paragraph" style:parent-style-name="Standard">
      <style:text-properties officeooo:rsid="0012ebbe" officeooo:paragraph-rsid="0012ebbe"/>
    </style:style>
    <style:style style:name="P10" style:family="paragraph" style:parent-style-name="Standard">
      <style:text-properties officeooo:paragraph-rsid="00146252"/>
    </style:style>
    <style:style style:name="P1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paragraph-rsid="00146252"/>
    </style:style>
    <style:style style:name="P12" style:family="paragraph" style:parent-style-name="Standard">
      <style:text-properties officeooo:rsid="00146252" officeooo:paragraph-rsid="00146252"/>
    </style:style>
    <style:style style:name="P13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46252" officeooo:paragraph-rsid="00146252"/>
    </style:style>
    <style:style style:name="P14" style:family="paragraph" style:parent-style-name="Standard">
      <style:text-properties officeooo:rsid="0015a124" officeooo:paragraph-rsid="0015a124"/>
    </style:style>
    <style:style style:name="P15" style:family="paragraph" style:parent-style-name="Standard">
      <style:text-properties officeooo:rsid="00181db9" officeooo:paragraph-rsid="00181db9"/>
    </style:style>
    <style:style style:name="P16" style:family="paragraph" style:parent-style-name="Standard">
      <style:text-properties officeooo:rsid="0018b8de" officeooo:paragraph-rsid="0018b8de"/>
    </style:style>
    <style:style style:name="P17" style:family="paragraph" style:parent-style-name="Standard">
      <style:text-properties officeooo:paragraph-rsid="0018b8de"/>
    </style:style>
    <style:style style:name="P18" style:family="paragraph" style:parent-style-name="Standard">
      <style:text-properties officeooo:rsid="000a3452" officeooo:paragraph-rsid="000a3452"/>
    </style:style>
    <style:style style:name="P19" style:family="paragraph" style:parent-style-name="Standard">
      <style:text-properties officeooo:paragraph-rsid="00146252"/>
    </style:style>
    <style:style style:name="P20" style:family="paragraph" style:parent-style-name="Standard">
      <style:text-properties officeooo:rsid="00146252" officeooo:paragraph-rsid="0015a124"/>
    </style:style>
    <style:style style:name="P21" style:family="paragraph" style:parent-style-name="Standard">
      <style:text-properties officeooo:paragraph-rsid="0018b8de"/>
    </style:style>
    <style:style style:name="P22" style:family="paragraph" style:parent-style-name="Standard">
      <style:text-properties officeooo:rsid="00181db9" officeooo:paragraph-rsid="0018b8de"/>
    </style:style>
    <style:style style:name="P23" style:family="paragraph" style:parent-style-name="Standard">
      <style:text-properties officeooo:rsid="00181db9" officeooo:paragraph-rsid="00181db9"/>
    </style:style>
    <style:style style:name="T1" style:family="text">
      <style:text-properties officeooo:rsid="0006fd56"/>
    </style:style>
    <style:style style:name="T2" style:family="text">
      <style:text-properties officeooo:rsid="0007df8c"/>
    </style:style>
    <style:style style:name="T3" style:family="text">
      <style:text-properties fo:color="#55308d" loext:opacity="100%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55308d" loext:opacity="100%" fo:font-size="14pt" fo:font-weight="bold" officeooo:rsid="0007df8c" style:font-size-asian="14pt" style:font-weight-asian="bold" style:font-size-complex="14pt" style:font-weight-complex="bold"/>
    </style:style>
    <style:style style:name="T5" style:family="text">
      <style:text-properties officeooo:rsid="000a3452"/>
    </style:style>
    <style:style style:name="T6" style:family="text">
      <style:text-properties officeooo:rsid="000abcae"/>
    </style:style>
    <style:style style:name="T7" style:family="text">
      <style:text-properties officeooo:rsid="000b7e90"/>
    </style:style>
    <style:style style:name="T8" style:family="text">
      <style:text-properties officeooo:rsid="000d6268"/>
    </style:style>
    <style:style style:name="T9" style:family="text">
      <style:text-properties officeooo:rsid="000f8310"/>
    </style:style>
    <style:style style:name="T10" style:family="text">
      <style:text-properties officeooo:rsid="0010258a"/>
    </style:style>
    <style:style style:name="T11" style:family="text">
      <style:text-properties officeooo:rsid="00146252"/>
    </style:style>
    <style:style style:name="T12" style:family="text">
      <style:text-properties officeooo:rsid="0015a124"/>
    </style:style>
    <style:style style:name="T13" style:family="text">
      <style:text-properties officeooo:rsid="00181db9"/>
    </style:style>
    <style:style style:name="T14" style:family="text">
      <style:text-properties officeooo:rsid="0018b8de"/>
    </style:style>
    <style:style style:name="T15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18b8de" style:font-size-asian="10pt" style:font-style-asian="normal" style:font-weight-asian="normal" style:text-emphasize="none"/>
    </style:style>
    <style:style style:name="T17" style:family="text">
      <style:text-properties officeooo:rsid="001a204a"/>
    </style:style>
    <style:style style:name="T18" style:family="text">
      <style:text-properties officeooo:rsid="001be1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NAseq Reporting Guide</text:p>
      <text:p text:style-name="P5">date: <text:s text:c="6"/></text:p>
      <text:p text:style-name="P5">project: <text:s text:c="2"/></text:p>
      <text:p text:style-name="P3"/>
      <text:p text:style-name="Standard"><text:span text:style-name="T3">Background from </text:span><text:span text:style-name="T4">P</text:span><text:span text:style-name="T3">rior </text:span><text:span text:style-name="T4">S</text:span><text:span text:style-name="T3">teps</text:span></text:p>
      <text:p text:style-name="Horizontal_20_Line"/>
      <text:p text:style-name="P1">Experimental Design, Sampling, and Extraction Notes:</text:p>
      <text:p text:style-name="P6"/>
      <text:p text:style-name="Standard"/>
      <text:p text:style-name="P1">Library structure:</text:p>
      <text:p text:style-name="P6"/>
      <text:p text:style-name="Standard"/>
      <text:p text:style-name="P1">Quality Control Considerations:</text:p>
      <text:p text:style-name="Standard"/>
      <text:p text:style-name="Standard"/>
      <text:p text:style-name="P2">Genome Guided Differential Expression Analysis</text:p>
      <text:p text:style-name="Horizontal_20_Line"/>
      <text:p text:style-name="P1">Mapping:</text:p>
      <text:p text:style-name="Standard"><text:s text:c="2"/>Genome version used: <text:s/></text:p>
      <text:p text:style-name="Standard"><text:s text:c="2"/>Software/version used: </text:p>
      <text:p text:style-name="Standard"><text:s text:c="2"/><text:span text:style-name="T1">Mapped Reads (average </text:span><text:span text:style-name="T6">reads </text:span><text:span text:style-name="T1">+/- SD): </text:span></text:p>
      <text:p text:style-name="P8"><text:s text:c="2"/>Overall Mapping efficiency level (% +/- SD): </text:p>
      <text:p text:style-name="Standard"><text:s text:c="2"/>Multi-mapping rates <text:span text:style-name="T1">(% +/- SD)</text:span>: </text:p>
      <text:p text:style-name="Standard"><text:s text:c="2"/>Discordant mapping rates <text:span text:style-name="T1">(% +/- SD; paired)</text:span>:<text:tab/></text:p>
      <text:p text:style-name="Standard"><text:s text:c="2"/>Use unpaired downstream (yes/no, <text:span text:style-name="T1">explanation</text:span>): <text:s/></text:p>
      <text:p text:style-name="Standard"/>
      <text:p text:style-name="P1">Quantification:</text:p>
      <text:p text:style-name="Standard"><text:s text:c="2"/>Software/version used:<text:tab/><text:tab/><text:tab/></text:p>
      <text:p text:style-name="Standard"><text:s text:c="2"/>Counting metric:<text:tab/><text:tab/><text:tab/><text:tab/></text:p>
      <text:p text:style-name="Standard"><text:s text:c="2"/>% mapping to <text:span text:style-name="T8">no </text:span>features:<text:tab/><text:tab/><text:tab/></text:p>
      <text:p text:style-name="Standard"><text:s text:c="2"/>% ambiguous:<text:tab/><text:tab/><text:tab/></text:p>
      <text:p text:style-name="Standard"><text:s text:c="2"/>GFF considerations (content, limitations):<text:tab/></text:p>
      <text:p text:style-name="Standard"><text:s text:c="2"/>Similarity of counts across genes and samples:<text:tab/></text:p>
      <text:p text:style-name="Standard"/>
      <text:p text:style-name="P1">Differential Expression:</text:p>
      <text:p text:style-name="Standard"><text:s text:c="2"/>Software/version used:<text:tab/><text:tab/><text:tab/><text:tab/></text:p>
      <text:p text:style-name="Standard"><text:s text:c="2"/>Normalization method:<text:tab/><text:tab/><text:tab/><text:tab/></text:p>
      <text:p text:style-name="P9"><text:s text:c="2"/>Number of genes with sufficiently large counts:<text:tab/></text:p>
      <text:p text:style-name="Standard"/>
      <text:p text:style-name="Standard"/>
      <text:p text:style-name="Standard"><text:s text:c="2"/>PCA:</text:p>
      <text:p text:style-name="Standard"><text:s text:c="5"/>variation explained <text:span text:style-name="T1">by PC1 and PC2</text:span>:<text:tab/><text:tab/><text:span text:style-name="T10">94%</text:span></text:p>
      <text:p text:style-name="Standard"><text:s text:c="5"/>possible sources of variance:<text:tab/><text:tab/><text:tab/><text:span text:style-name="T10">largely mutant to wt, minimal between</text:span></text:p>
      <text:p text:style-name="Standard"><text:s text:c="5"/>noise to signal comparison:<text:tab/><text:tab/><text:tab/><text:span text:style-name="T10">So good!</text:span></text:p>
      <text:p text:style-name="Standard"/>
      <text:p text:style-name="P10"><text:s text:c="2"/></text:p>
      <text:p text:style-name="P10">Dispersion levels: <text:s/><text:span text:style-name="T11">low, flat ~0.8</text:span></text:p>
      <text:p text:style-name="Standard"><text:soft-page-break/></text:p>
      <text:p text:style-name="P10"><text:s text:c="2"/><text:span text:style-name="T11">FDR/</text:span>P value cut off chosen <text:span text:style-name="T11">(</text:span><text:span text:style-name="T1">explanation)</text:span>: <text:s/></text:p>
      <text:p text:style-name="P10"><text:span text:style-name="T11"><text:tab/></text:span></text:p>
      <text:p text:style-name="Standard"><text:s text:c="2"/>DE results (heatmap, <text:span text:style-name="T11">volcano as needed, </text:span>results <text:span text:style-name="T11">commentary</text:span>):</text:p>
      <text:p text:style-name="P10"/>
      <text:p text:style-name="P1">Enrichment <text:span text:style-name="T11">(TBD)</text:span>:</text:p>
      <text:p text:style-name="Standard"><text:s text:c="2"/>Software/version used: </text:p>
      <text:p text:style-name="Standard"><text:s text:c="2"/>Type(s) of enrichment used: </text:p>
      <text:p text:style-name="Standard"><text:s text:c="2"/>Annotation source (GO, KEGG, version): </text:p>
      <text:p text:style-name="Standard"/>
      <text:p text:style-name="Standard"/>
      <text:p text:style-name="Standard"><text:s text:c="2"/>Pathways impacted:</text:p>
      <text:p text:style-name="P22"/>
      <text:p text:style-name="P15"/>
      <text:p text:style-name="Standard"><text:s text:c="2"/>How pathways are impacted <text:span text:style-name="T14">(enrichment)</text:span>:</text:p>
      <text:p text:style-name="P17"/>
      <text:p text:style-name="P17"/>
      <text:p text:style-name="Standard"><text:s text:c="2"/>Relation to biological question:</text:p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16:19:55.278912683</meta:creation-date>
    <dc:date>2025-04-22T13:22:17.957205247</dc:date>
    <meta:editing-duration>P1DT2H41M47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2" meta:paragraph-count="43" meta:word-count="164" meta:character-count="1347" meta:non-whitespace-character-count="1102"/>
  </office:meta>
</office:document-meta>
</file>